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F80685D4BEF5AC6C.png" manifest:media-type="image/png"/>
  <manifest:file-entry manifest:full-path="Pictures/100002010000020000000200EFA30D2BD8180DFA.png" manifest:media-type="image/png"/>
  <manifest:file-entry manifest:full-path="Pictures/100002010000020000000200667ABE325D8DB92E.png" manifest:media-type="image/png"/>
  <manifest:file-entry manifest:full-path="Pictures/10000201000002000000020024D7DE9B1CD6D1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ff3366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ffd320" draw:marker-start-width="0.8cm" draw:marker-end="Arrow_20_concave" draw:marker-end-width="0.8cm" draw:fill="none" draw:fill-color="#65a4e3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420e" draw:marker-start-width="0.8cm" draw:marker-end="Arrow_20_concave" draw:marker-end-width="0.8cm" draw:fill="none" draw:fill-color="#ff420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65a4e3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ffe9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svg:stroke-width="0.1cm" svg:stroke-color="#00ffe9" draw:marker-start-width="0.5cm" draw:marker-end-width="0.5cm" draw:fill="none" draw:textarea-horizontal-align="justify" draw:textarea-vertical-align="middle" draw:auto-grow-height="false" fo:min-height="0.235cm" fo:min-width="0.51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ffe9" draw:marker-start-width="0.5cm" draw:marker-end-width="0.5cm" draw:fill="none" draw:textarea-horizontal-align="justify" draw:textarea-vertical-align="middle" draw:auto-grow-height="false" fo:min-height="0cm" fo:min-width="0.359cm" fo:padding-top="0.175cm" fo:padding-bottom="0.175cm" fo:padding-left="0.3cm" fo:padding-right="0.3cm"/>
    </style:style>
    <style:style style:name="gr10" style:family="graphic" style:parent-style-name="standard">
      <style:graphic-properties svg:stroke-width="0.03cm" svg:stroke-color="#00ffe9" draw:marker-start-width="0.31cm" draw:marker-end-width="0.31cm" draw:fill="none" draw:textarea-horizontal-align="justify" draw:textarea-vertical-align="middle" draw:auto-grow-height="false" fo:min-height="0.136cm" fo:min-width="0.416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svg:stroke-color="#00ffe9" draw:marker-start-width="0.255cm" draw:marker-end-width="0.25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218cm"/>
    </style:style>
    <style:style style:name="gr13" style:family="graphic" style:parent-style-name="standard">
      <style:graphic-properties svg:stroke-width="0.1cm" svg:stroke-color="#ffd320" draw:marker-start-width="0.5cm" draw:marker-end-width="0.5cm" draw:fill="none" draw:textarea-horizontal-align="justify" draw:textarea-vertical-align="middle" draw:auto-grow-height="false" fo:min-height="0.235cm" fo:min-width="0.516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d320" draw:marker-start-width="0.5cm" draw:marker-end-width="0.5cm" draw:fill="none" draw:textarea-horizontal-align="justify" draw:textarea-vertical-align="middle" draw:auto-grow-height="false" fo:min-height="0cm" fo:min-width="0.359cm" fo:padding-top="0.175cm" fo:padding-bottom="0.175cm" fo:padding-left="0.3cm" fo:padding-right="0.3cm"/>
    </style:style>
    <style:style style:name="gr15" style:family="graphic" style:parent-style-name="standard">
      <style:graphic-properties svg:stroke-width="0.03cm" svg:stroke-color="#ffd320" draw:marker-start-width="0.31cm" draw:marker-end-width="0.31cm" draw:fill="none" draw:textarea-horizontal-align="justify" draw:textarea-vertical-align="middle" draw:auto-grow-height="false" fo:min-height="0.136cm" fo:min-width="0.416cm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1cm" svg:stroke-color="#ffd320" draw:marker-start-width="0.255cm" draw:marker-end-width="0.255cm" draw:fill="none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draw:stroke="none" svg:stroke-color="#ffd320" draw:fill="none" draw:fill-color="#ffffff" fo:min-height="0.218cm"/>
    </style:style>
    <style:style style:name="gr18" style:family="graphic" style:parent-style-name="standard">
      <style:graphic-properties svg:stroke-width="0.1cm" svg:stroke-color="#65a4e3" draw:marker-start-width="0.5cm" draw:marker-end-width="0.5cm" draw:fill="none" draw:textarea-horizontal-align="justify" draw:textarea-vertical-align="middle" draw:auto-grow-height="false" fo:min-height="0.235cm" fo:min-width="0.516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65a4e3" draw:marker-start-width="0.5cm" draw:marker-end-width="0.5cm" draw:fill="none" draw:textarea-horizontal-align="justify" draw:textarea-vertical-align="middle" draw:auto-grow-height="false" fo:min-height="0cm" fo:min-width="0.359cm" fo:padding-top="0.175cm" fo:padding-bottom="0.175cm" fo:padding-left="0.3cm" fo:padding-right="0.3cm"/>
    </style:style>
    <style:style style:name="gr20" style:family="graphic" style:parent-style-name="standard">
      <style:graphic-properties svg:stroke-width="0.03cm" svg:stroke-color="#65a4e3" draw:marker-start-width="0.31cm" draw:marker-end-width="0.31cm" draw:fill="none" draw:textarea-horizontal-align="justify" draw:textarea-vertical-align="middle" draw:auto-grow-height="false" fo:min-height="0.136cm" fo:min-width="0.416cm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1cm" svg:stroke-color="#65a4e3" draw:marker-start-width="0.255cm" draw:marker-end-width="0.255cm" draw:fill="none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65a4e3" draw:fill="none" draw:fill-color="#ffffff" fo:min-height="0.218cm"/>
    </style:style>
    <style:style style:name="gr23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min-height="0.235cm" fo:min-width="0.516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min-height="0cm" fo:min-width="0.359cm" fo:padding-top="0.175cm" fo:padding-bottom="0.175cm" fo:padding-left="0.3cm" fo:padding-right="0.3cm"/>
    </style:style>
    <style:style style:name="gr25" style:family="graphic" style:parent-style-name="standard">
      <style:graphic-properties svg:stroke-width="0.03cm" svg:stroke-color="#ff420e" draw:marker-start-width="0.31cm" draw:marker-end-width="0.31cm" draw:fill="none" draw:textarea-horizontal-align="justify" draw:textarea-vertical-align="middle" draw:auto-grow-height="false" fo:min-height="0.136cm" fo:min-width="0.416cm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01cm" svg:stroke-color="#ff420e" draw:marker-start-width="0.255cm" draw:marker-end-width="0.255cm" draw:fill="none" draw:textarea-vertical-align="middle" fo:padding-top="0.13cm" fo:padding-bottom="0.13cm" fo:padding-left="0.255cm" fo:padding-right="0.255cm"/>
    </style:style>
    <style:style style:name="gr27" style:family="graphic" style:parent-style-name="standard">
      <style:graphic-properties draw:stroke="none" svg:stroke-color="#ff420e" draw:fill="none" draw:fill-color="#ffffff" fo:min-height="0.2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65a4e3"/>
      <style:paragraph-properties fo:text-align="center"/>
    </style:style>
    <style:style style:name="P3" style:family="paragraph">
      <loext:graphic-properties draw:fill="none" draw:fill-color="#ff420e"/>
      <style:paragraph-properties fo:text-align="center"/>
    </style:style>
    <style:style style:name="P4" style:family="paragraph">
      <loext:graphic-properties draw:fill="none" draw:fill-color="#ffffff"/>
      <style:text-properties fo:color="#ff3366" fo:font-weight="bold" style:font-weight-asian="bold" style:font-weight-complex="bold"/>
    </style:style>
    <style:style style:name="P5" style:family="paragraph">
      <style:text-properties fo:color="#00ffe9" fo:font-size="13pt" style:font-size-asian="18pt" style:font-size-complex="18pt"/>
    </style:style>
    <style:style style:name="P6" style:family="paragraph">
      <loext:graphic-properties draw:fill="none" draw:fill-color="#ffffff"/>
      <style:text-properties fo:color="#00ffe9" fo:font-size="13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ffd320"/>
    </style:style>
    <style:style style:name="P8" style:family="paragraph">
      <style:text-properties fo:color="#ffd320" fo:font-size="13pt" style:font-size-asian="18pt" style:font-size-complex="18pt"/>
    </style:style>
    <style:style style:name="P9" style:family="paragraph">
      <loext:graphic-properties draw:fill="none" draw:fill-color="#ffffff"/>
      <style:text-properties fo:color="#ffd320" fo:font-size="13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65a4e3"/>
    </style:style>
    <style:style style:name="P11" style:family="paragraph">
      <style:text-properties fo:color="#65a4e3" fo:font-size="13pt" style:font-size-asian="18pt" style:font-size-complex="18pt"/>
    </style:style>
    <style:style style:name="P12" style:family="paragraph">
      <loext:graphic-properties draw:fill="none" draw:fill-color="#ffffff"/>
      <style:text-properties fo:color="#65a4e3" fo:font-size="13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ff420e"/>
    </style:style>
    <style:style style:name="P14" style:family="paragraph">
      <style:text-properties fo:color="#ff420e" fo:font-size="13pt" style:font-size-asian="18pt" style:font-size-complex="18pt"/>
    </style:style>
    <style:style style:name="P15" style:family="paragraph">
      <loext:graphic-properties draw:fill="none" draw:fill-color="#ffffff"/>
      <style:text-properties fo:color="#ff420e" fo:font-size="13pt" style:font-size-asian="18pt" style:font-size-complex="18pt"/>
    </style:style>
    <style:style style:name="T1" style:family="text">
      <style:text-properties fo:color="#ff3366" fo:font-weight="bold" style:font-weight-asian="bold" style:font-weight-complex="bold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63cm" svg:y1="3.069cm" svg:x2="17.333cm" svg:y2="3.069cm">
          <text:p/>
        </draw:line>
        <draw:path draw:style-name="gr2" draw:text-style-name="P2" draw:layer="layout" svg:width="2.061cm" svg:height="2.788cm" draw:transform="skewX (0.00122173047639614) rotate (0.927118898659388) translate (1.19388888244475cm 3.0419999951528cm)" svg:viewBox="0 0 2062 2789" svg:d="M0 0c2116 0 2062 2789 2062 2789">
          <text:p/>
        </draw:path>
        <draw:path draw:style-name="gr3" draw:text-style-name="P3" draw:layer="layout" svg:width="8.29cm" svg:height="4.451cm" draw:transform="skewX (0.545764457098627) rotate (0.662526984057047) translate (6.85588888888889cm 2.99573849372385cm)" svg:viewBox="0 0 8291 4452" svg:d="M0 0c4549 0 8291 4452 8291 4452">
          <text:p/>
        </draw:path>
        <draw:path draw:style-name="gr4" draw:text-style-name="P1" draw:layer="layout" svg:width="4.976cm" svg:height="3.112cm" draw:transform="skewX (-0.687310659435367) rotate (-0.940732466824944) translate (9.72973489363147cm -0.883169412232859cm)" svg:viewBox="0 0 4977 3113" svg:d="M0 3113c2785 0 4977-3113 4977-3113">
          <text:p/>
        </draw:path>
        <draw:path draw:style-name="gr5" draw:text-style-name="P1" draw:layer="layout" svg:width="2.511cm" svg:height="2.277cm" draw:transform="skewX (-0.20926497731412) rotate (-0.843168561638462) translate (4.25896467334364cm 1.23996016774742cm)" svg:viewBox="0 0 2512 2278" svg:d="M0 2278c2553-1 2512-2278 2512-2278">
          <text:p/>
        </draw:path>
        <draw:frame draw:style-name="gr6" draw:text-style-name="P1" draw:layer="layout" svg:width="1.501cm" svg:height="1.5cm" svg:x="7.919cm" svg:y="3.669cm">
          <draw:image xlink:href="Pictures/10000201000002000000020024D7DE9B1CD6D1B8.png" xlink:type="simple" xlink:show="embed" xlink:actuate="onLoad">
            <text:p/>
          </draw:image>
        </draw:frame>
        <draw:frame draw:style-name="gr6" draw:text-style-name="P1" draw:layer="layout" svg:width="1.501cm" svg:height="1.5cm" svg:x="0.522cm" svg:y="0.854cm">
          <draw:image xlink:href="Pictures/100002010000020000000200EFA30D2BD8180DFA.png" xlink:type="simple" xlink:show="embed" xlink:actuate="onLoad">
            <text:p/>
          </draw:image>
        </draw:frame>
        <draw:frame draw:style-name="gr6" draw:text-style-name="P1" draw:layer="layout" svg:width="1.499cm" svg:height="1.5cm" svg:x="2.24cm" svg:y="3.8cm">
          <draw:image xlink:href="Pictures/100002010000020000000200F80685D4BEF5AC6C.png" xlink:type="simple" xlink:show="embed" xlink:actuate="onLoad">
            <text:p/>
          </draw:image>
        </draw:frame>
        <draw:frame draw:style-name="gr6" draw:text-style-name="P1" draw:layer="layout" svg:width="1.499cm" svg:height="1.5cm" svg:x="6.81cm" svg:y="0.646cm">
          <draw:image xlink:href="Pictures/100002010000020000000200667ABE325D8DB92E.png" xlink:type="simple" xlink:show="embed" xlink:actuate="onLoad">
            <text:p/>
          </draw:image>
        </draw:frame>
        <draw:frame draw:style-name="gr7" draw:text-style-name="P4" draw:layer="layout" svg:width="3.202cm" svg:height="2.384cm" svg:x="17.445cm" svg:y="1.874cm">
          <draw:text-box>
            <text:p><text:span text:style-name="T1">code evolving in time</text:span></text:p>
          </draw:text-box>
        </draw:frame>
        <draw:g>
          <draw:custom-shape draw:style-name="gr8" draw:text-style-name="P1" draw:layer="layout" svg:width="1.178cm" svg:height="0.647cm" svg:x="3.891cm" svg:y="4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1.451cm" svg:height="0.309cm" svg:x="3.589cm" svg:y="5.178cm">
            <text:p/>
            <draw:enhanced-geometry svg:viewBox="0 0 21600 21600" draw:glue-points="?f6 0 10800 ?f8 ?f11 10800 ?f9 21600 10800 ?f10 ?f5 10800" draw:text-areas="?f3 ?f3 ?f4 ?f4" draw:type="parallelogram" draw:modifiers="4588.3928571428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0.99cm" svg:height="0.46cm" svg:x="3.99cm" svg:y="4.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1" draw:layer="layout" svg:x1="4.108cm" svg:y1="5.17cm" svg:x2="3.804cm" svg:y2="5.5cm">
            <text:p/>
          </draw:line>
          <draw:line draw:style-name="gr11" draw:text-style-name="P1" draw:layer="layout" svg:x1="4.208cm" svg:y1="5.17cm" svg:x2="3.904cm" svg:y2="5.5cm">
            <text:p/>
          </draw:line>
          <draw:line draw:style-name="gr11" draw:text-style-name="P1" draw:layer="layout" svg:x1="4.308cm" svg:y1="5.17cm" svg:x2="4.004cm" svg:y2="5.5cm">
            <text:p/>
          </draw:line>
          <draw:line draw:style-name="gr11" draw:text-style-name="P1" draw:layer="layout" svg:x1="4.408cm" svg:y1="5.17cm" svg:x2="4.104cm" svg:y2="5.5cm">
            <text:p/>
          </draw:line>
          <draw:line draw:style-name="gr11" draw:text-style-name="P1" draw:layer="layout" svg:x1="4.508cm" svg:y1="5.17cm" svg:x2="4.204cm" svg:y2="5.5cm">
            <text:p/>
          </draw:line>
          <draw:line draw:style-name="gr11" draw:text-style-name="P1" draw:layer="layout" svg:x1="4.608cm" svg:y1="5.17cm" svg:x2="4.304cm" svg:y2="5.5cm">
            <text:p/>
          </draw:line>
          <draw:line draw:style-name="gr11" draw:text-style-name="P1" draw:layer="layout" svg:x1="4.708cm" svg:y1="5.17cm" svg:x2="4.404cm" svg:y2="5.5cm">
            <text:p/>
          </draw:line>
          <draw:line draw:style-name="gr11" draw:text-style-name="P1" draw:layer="layout" svg:x1="4.808cm" svg:y1="5.17cm" svg:x2="4.504cm" svg:y2="5.5cm">
            <text:p/>
          </draw:line>
          <draw:line draw:style-name="gr11" draw:text-style-name="P1" draw:layer="layout" svg:x1="3.85cm" svg:y1="5.269cm" svg:x2="4.915cm" svg:y2="5.276cm">
            <text:p/>
          </draw:line>
          <draw:line draw:style-name="gr11" draw:text-style-name="P1" draw:layer="layout" svg:x1="3.751cm" svg:y1="5.37cm" svg:x2="4.816cm" svg:y2="5.377cm">
            <text:p/>
          </draw:line>
          <draw:line draw:style-name="gr11" draw:text-style-name="P1" draw:layer="layout" svg:x1="3.851cm" svg:y1="5.27cm" svg:x2="4.916cm" svg:y2="5.277cm">
            <text:p/>
          </draw:line>
          <draw:line draw:style-name="gr11" draw:text-style-name="P1" draw:layer="layout" svg:x1="3.75cm" svg:y1="5.32cm" svg:x2="4.815cm" svg:y2="5.327cm">
            <text:p/>
          </draw:line>
        </draw:g>
        <draw:frame draw:style-name="gr12" draw:text-style-name="P6" draw:layer="layout" svg:width="1.39cm" svg:height="0.763cm" svg:x="3.79cm" svg:y="4.45cm">
          <draw:text-box>
            <text:p text:style-name="P5"><text:span text:style-name="T2">011</text:span></text:p>
          </draw:text-box>
        </draw:frame>
        <draw:g>
          <draw:custom-shape draw:style-name="gr13" draw:text-style-name="P7" draw:layer="layout" svg:width="1.178cm" svg:height="0.647cm" svg:x="2.366cm" svg:y="0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7" draw:layer="layout" svg:width="1.451cm" svg:height="0.309cm" svg:x="2.064cm" svg:y="1.49cm">
            <text:p/>
            <draw:enhanced-geometry svg:viewBox="0 0 21600 21600" draw:glue-points="?f6 0 10800 ?f8 ?f11 10800 ?f9 21600 10800 ?f10 ?f5 10800" draw:text-areas="?f3 ?f3 ?f4 ?f4" draw:type="parallelogram" draw:modifiers="4588.3928571428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99cm" svg:height="0.46cm" svg:x="2.465cm" svg:y="0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7" draw:layer="layout" svg:x1="2.583cm" svg:y1="1.482cm" svg:x2="2.279cm" svg:y2="1.812cm">
            <text:p/>
          </draw:line>
          <draw:line draw:style-name="gr16" draw:text-style-name="P7" draw:layer="layout" svg:x1="2.683cm" svg:y1="1.482cm" svg:x2="2.379cm" svg:y2="1.812cm">
            <text:p/>
          </draw:line>
          <draw:line draw:style-name="gr16" draw:text-style-name="P7" draw:layer="layout" svg:x1="2.783cm" svg:y1="1.482cm" svg:x2="2.479cm" svg:y2="1.812cm">
            <text:p/>
          </draw:line>
          <draw:line draw:style-name="gr16" draw:text-style-name="P7" draw:layer="layout" svg:x1="2.883cm" svg:y1="1.482cm" svg:x2="2.579cm" svg:y2="1.812cm">
            <text:p/>
          </draw:line>
          <draw:line draw:style-name="gr16" draw:text-style-name="P7" draw:layer="layout" svg:x1="2.983cm" svg:y1="1.482cm" svg:x2="2.679cm" svg:y2="1.812cm">
            <text:p/>
          </draw:line>
          <draw:line draw:style-name="gr16" draw:text-style-name="P7" draw:layer="layout" svg:x1="3.083cm" svg:y1="1.482cm" svg:x2="2.779cm" svg:y2="1.812cm">
            <text:p/>
          </draw:line>
          <draw:line draw:style-name="gr16" draw:text-style-name="P7" draw:layer="layout" svg:x1="3.183cm" svg:y1="1.482cm" svg:x2="2.879cm" svg:y2="1.812cm">
            <text:p/>
          </draw:line>
          <draw:line draw:style-name="gr16" draw:text-style-name="P7" draw:layer="layout" svg:x1="3.283cm" svg:y1="1.482cm" svg:x2="2.979cm" svg:y2="1.812cm">
            <text:p/>
          </draw:line>
          <draw:line draw:style-name="gr16" draw:text-style-name="P7" draw:layer="layout" svg:x1="2.325cm" svg:y1="1.581cm" svg:x2="3.39cm" svg:y2="1.588cm">
            <text:p/>
          </draw:line>
          <draw:line draw:style-name="gr16" draw:text-style-name="P7" draw:layer="layout" svg:x1="2.226cm" svg:y1="1.682cm" svg:x2="3.291cm" svg:y2="1.689cm">
            <text:p/>
          </draw:line>
          <draw:line draw:style-name="gr16" draw:text-style-name="P7" draw:layer="layout" svg:x1="2.326cm" svg:y1="1.582cm" svg:x2="3.391cm" svg:y2="1.589cm">
            <text:p/>
          </draw:line>
          <draw:line draw:style-name="gr16" draw:text-style-name="P7" draw:layer="layout" svg:x1="2.225cm" svg:y1="1.632cm" svg:x2="3.29cm" svg:y2="1.639cm">
            <text:p/>
          </draw:line>
        </draw:g>
        <draw:frame draw:style-name="gr17" draw:text-style-name="P9" draw:layer="layout" svg:width="1.39cm" svg:height="0.763cm" svg:x="2.265cm" svg:y="0.762cm">
          <draw:text-box>
            <text:p text:style-name="P8"><text:span text:style-name="T2">010</text:span></text:p>
          </draw:text-box>
        </draw:frame>
        <draw:g>
          <draw:custom-shape draw:style-name="gr18" draw:text-style-name="P10" draw:layer="layout" svg:width="1.178cm" svg:height="0.647cm" svg:x="9.566cm" svg:y="4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0" draw:layer="layout" svg:width="1.451cm" svg:height="0.309cm" svg:x="9.264cm" svg:y="5.29cm">
            <text:p/>
            <draw:enhanced-geometry svg:viewBox="0 0 21600 21600" draw:glue-points="?f6 0 10800 ?f8 ?f11 10800 ?f9 21600 10800 ?f10 ?f5 10800" draw:text-areas="?f3 ?f3 ?f4 ?f4" draw:type="parallelogram" draw:modifiers="4588.3928571428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10" draw:layer="layout" svg:width="0.99cm" svg:height="0.46cm" svg:x="9.665cm" svg:y="4.6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0" draw:layer="layout" svg:x1="9.783cm" svg:y1="5.282cm" svg:x2="9.479cm" svg:y2="5.612cm">
            <text:p/>
          </draw:line>
          <draw:line draw:style-name="gr21" draw:text-style-name="P10" draw:layer="layout" svg:x1="9.883cm" svg:y1="5.282cm" svg:x2="9.579cm" svg:y2="5.612cm">
            <text:p/>
          </draw:line>
          <draw:line draw:style-name="gr21" draw:text-style-name="P10" draw:layer="layout" svg:x1="9.983cm" svg:y1="5.282cm" svg:x2="9.679cm" svg:y2="5.612cm">
            <text:p/>
          </draw:line>
          <draw:line draw:style-name="gr21" draw:text-style-name="P10" draw:layer="layout" svg:x1="10.083cm" svg:y1="5.282cm" svg:x2="9.779cm" svg:y2="5.612cm">
            <text:p/>
          </draw:line>
          <draw:line draw:style-name="gr21" draw:text-style-name="P10" draw:layer="layout" svg:x1="10.183cm" svg:y1="5.282cm" svg:x2="9.879cm" svg:y2="5.612cm">
            <text:p/>
          </draw:line>
          <draw:line draw:style-name="gr21" draw:text-style-name="P10" draw:layer="layout" svg:x1="10.283cm" svg:y1="5.282cm" svg:x2="9.979cm" svg:y2="5.612cm">
            <text:p/>
          </draw:line>
          <draw:line draw:style-name="gr21" draw:text-style-name="P10" draw:layer="layout" svg:x1="10.383cm" svg:y1="5.282cm" svg:x2="10.079cm" svg:y2="5.612cm">
            <text:p/>
          </draw:line>
          <draw:line draw:style-name="gr21" draw:text-style-name="P10" draw:layer="layout" svg:x1="10.483cm" svg:y1="5.282cm" svg:x2="10.179cm" svg:y2="5.612cm">
            <text:p/>
          </draw:line>
          <draw:line draw:style-name="gr21" draw:text-style-name="P10" draw:layer="layout" svg:x1="9.525cm" svg:y1="5.381cm" svg:x2="10.59cm" svg:y2="5.388cm">
            <text:p/>
          </draw:line>
          <draw:line draw:style-name="gr21" draw:text-style-name="P10" draw:layer="layout" svg:x1="9.426cm" svg:y1="5.482cm" svg:x2="10.491cm" svg:y2="5.489cm">
            <text:p/>
          </draw:line>
          <draw:line draw:style-name="gr21" draw:text-style-name="P10" draw:layer="layout" svg:x1="9.526cm" svg:y1="5.382cm" svg:x2="10.591cm" svg:y2="5.389cm">
            <text:p/>
          </draw:line>
          <draw:line draw:style-name="gr21" draw:text-style-name="P10" draw:layer="layout" svg:x1="9.425cm" svg:y1="5.432cm" svg:x2="10.49cm" svg:y2="5.439cm">
            <text:p/>
          </draw:line>
        </draw:g>
        <draw:frame draw:style-name="gr22" draw:text-style-name="P12" draw:layer="layout" svg:width="1.39cm" svg:height="0.763cm" svg:x="9.465cm" svg:y="4.562cm">
          <draw:text-box>
            <text:p text:style-name="P11"><text:span text:style-name="T2">101</text:span></text:p>
          </draw:text-box>
        </draw:frame>
        <draw:g>
          <draw:custom-shape draw:style-name="gr23" draw:text-style-name="P13" draw:layer="layout" svg:width="1.178cm" svg:height="0.647cm" svg:x="8.666cm" svg:y="0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1.451cm" svg:height="0.309cm" svg:x="8.364cm" svg:y="0.99cm">
            <text:p/>
            <draw:enhanced-geometry svg:viewBox="0 0 21600 21600" draw:glue-points="?f6 0 10800 ?f8 ?f11 10800 ?f9 21600 10800 ?f10 ?f5 10800" draw:text-areas="?f3 ?f3 ?f4 ?f4" draw:type="parallelogram" draw:modifiers="4588.3928571428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0.99cm" svg:height="0.46cm" svg:x="8.765cm" svg:y="0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13" draw:layer="layout" svg:x1="8.883cm" svg:y1="0.982cm" svg:x2="8.579cm" svg:y2="1.312cm">
            <text:p/>
          </draw:line>
          <draw:line draw:style-name="gr26" draw:text-style-name="P13" draw:layer="layout" svg:x1="8.983cm" svg:y1="0.982cm" svg:x2="8.679cm" svg:y2="1.312cm">
            <text:p/>
          </draw:line>
          <draw:line draw:style-name="gr26" draw:text-style-name="P13" draw:layer="layout" svg:x1="9.083cm" svg:y1="0.982cm" svg:x2="8.779cm" svg:y2="1.312cm">
            <text:p/>
          </draw:line>
          <draw:line draw:style-name="gr26" draw:text-style-name="P13" draw:layer="layout" svg:x1="9.183cm" svg:y1="0.982cm" svg:x2="8.879cm" svg:y2="1.312cm">
            <text:p/>
          </draw:line>
          <draw:line draw:style-name="gr26" draw:text-style-name="P13" draw:layer="layout" svg:x1="9.283cm" svg:y1="0.982cm" svg:x2="8.979cm" svg:y2="1.312cm">
            <text:p/>
          </draw:line>
          <draw:line draw:style-name="gr26" draw:text-style-name="P13" draw:layer="layout" svg:x1="9.383cm" svg:y1="0.982cm" svg:x2="9.079cm" svg:y2="1.312cm">
            <text:p/>
          </draw:line>
          <draw:line draw:style-name="gr26" draw:text-style-name="P13" draw:layer="layout" svg:x1="9.483cm" svg:y1="0.982cm" svg:x2="9.179cm" svg:y2="1.312cm">
            <text:p/>
          </draw:line>
          <draw:line draw:style-name="gr26" draw:text-style-name="P13" draw:layer="layout" svg:x1="9.583cm" svg:y1="0.982cm" svg:x2="9.279cm" svg:y2="1.312cm">
            <text:p/>
          </draw:line>
          <draw:line draw:style-name="gr26" draw:text-style-name="P13" draw:layer="layout" svg:x1="8.625cm" svg:y1="1.081cm" svg:x2="9.69cm" svg:y2="1.088cm">
            <text:p/>
          </draw:line>
          <draw:line draw:style-name="gr26" draw:text-style-name="P13" draw:layer="layout" svg:x1="8.526cm" svg:y1="1.182cm" svg:x2="9.591cm" svg:y2="1.189cm">
            <text:p/>
          </draw:line>
          <draw:line draw:style-name="gr26" draw:text-style-name="P13" draw:layer="layout" svg:x1="8.626cm" svg:y1="1.082cm" svg:x2="9.691cm" svg:y2="1.089cm">
            <text:p/>
          </draw:line>
          <draw:line draw:style-name="gr26" draw:text-style-name="P13" draw:layer="layout" svg:x1="8.525cm" svg:y1="1.132cm" svg:x2="9.59cm" svg:y2="1.139cm">
            <text:p/>
          </draw:line>
        </draw:g>
        <draw:frame draw:style-name="gr27" draw:text-style-name="P15" draw:layer="layout" svg:width="1.39cm" svg:height="0.763cm" svg:x="8.565cm" svg:y="0.262cm">
          <draw:text-box>
            <text:p text:style-name="P14"><text:span text:style-name="T2">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 </meta:initial-creator>
    <meta:creation-date>2022-03-25T18:40:31.210450788</meta:creation-date>
    <dc:date>2022-03-26T13:21:25.319957984</dc:date>
    <dc:creator>Maria </dc:creator>
    <meta:editing-duration>PT1H9M51S</meta:editing-duration>
    <meta:editing-cycles>5</meta:editing-cycles>
    <meta:generator>LibreOffice/5.1.6.2$Linux_X86_64 LibreOffice_project/10m0$Build-2</meta:generator>
    <meta:document-statistic meta:object-count="78"/>
  </office:meta>
</office:document-meta>
</file>